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fo:margin-left="0cm" fo:margin-right="0cm" fo:text-indent="2.3cm" style:auto-text-indent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text-properties style:text-position="45% 100%"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margin-left="2.3cm" fo:margin-right="0cm" fo:text-indent="0cm" style:auto-text-indent="false"/>
      <style:text-properties style:text-position="45% 100%"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margin-left="4.6cm" fo:margin-right="0cm" fo:text-indent="0cm" style:auto-text-indent="false"/>
      <style:text-properties style:text-position="45% 100%" style:font-name="Arial" fo:font-size="11pt" style:font-size-asian="11pt" style:font-name-complex="Arial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Arial" fo:font-size="11pt" style:font-size-asian="11pt" style:font-name-complex="Arial" style:font-size-complex="11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text-position="45% 100%" style:font-name="Arial" fo:font-size="11pt" style:font-size-asian="11pt" style:font-name-complex="Arial" style:font-size-complex="11pt"/>
    </style:style>
    <style:style style:name="T3" style:family="text">
      <style:text-properties officeooo:rsid="00177951"/>
    </style:style>
    <style:style style:name="T4" style:family="text">
      <style:text-properties officeooo:rsid="0018f1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TOIMINNANTARKASTUSKERTOMUS</text:p>
      <text:p text:style-name="P1"/>
      <text:p text:style-name="P1"/>
      <text:p text:style-name="P1"/>
      <text:p text:style-name="P1"/>
      <text:p text:style-name="P1"/>
      <text:p text:style-name="P2">Aalto Daigaku Maajanbu ry:n jäsenille</text:p>
      <text:p text:style-name="P1"/>
      <text:p text:style-name="P1"/>
      <text:p text:style-name="P1"/>
      <text:p text:style-name="P1"/>
      <text:p text:style-name="P4">Olemme tarkastaneet Aalto Daigaku Maajanbu ry:n kirjanpidon, tilinpäätöksen ja hallinnon tilivuodelta 202<text:span text:style-name="T3">2</text:span>. <text:s/>Hallituksen allekirjoittama tilinpäätös sisältää tuloslaskelman, taseen ja toimintakertomuksen. Suorittamamme tarkastuksen perusteella annamme lausunnon tilinpäätöksestä ja hallinnosta.</text:p>
      <text:p text:style-name="P4"/>
      <text:p text:style-name="P4">Tarkastus on suoritettu hyvän tarkastustavan mukaisesti. <text:s/>Kirjanpitoa sekä tilinpäätöksen laatimisperiaatteita, sisältöä ja esittämistapaa on tarkastettu riittävässä laajuudessa sen toteamiseksi, ettei tilinpäätös sisällä olennaisia virheitä tai puutteita. <text:s/></text:p>
      <text:p text:style-name="P4"/>
      <text:p text:style-name="P4">Lausuntonamme esitämme, että:</text:p>
      <text:p text:style-name="P4"/>
      <text:p text:style-name="P5">tilinpäätös on laadittu kirjanpitolain sekä tilinpäätöstä koskevien muiden määräysten mukaisesti. Tilinpäätös antaa riittävät tiedot yhdistyksen toiminnan tuloksesta ja taloudellisesta asemasta. <text:s/>Tilinpäätös voidaan vahvistaa sekä vastuuvapaus myöntää hallituksen jäsenille ja muille vastuuvelvollisille tarkastamaltamme tilivuodelta.</text:p>
      <text:p text:style-name="P4"/>
      <text:p text:style-name="P4"/>
      <text:p text:style-name="P4"/>
      <text:p text:style-name="P4"/>
      <text:p text:style-name="P4"><text:span text:style-name="T3">Helsingissä</text:span> <text:span text:style-name="T3">huhtikuun</text:span> <text:span text:style-name="T3">13</text:span>. päivänä 202<text:span text:style-name="T3">3</text:span>.</text:p>
      <text:p text:style-name="P4"/>
      <text:p text:style-name="P4"/>
      <text:p text:style-name="P3"/>
      <text:p text:style-name="Standard"><text:span text:style-name="T2"><text:tab/>Toiminnantarkastaja<text:tab/></text:span><text:span text:style-name="T1"><text:tab/>Toiminnantarkastaja</text:span></text:p>
      <text:p text:style-name="P1"><text:tab/><text:span text:style-name="T3">Jouni Kuitunen</text:span> <text:s text:c="40"/><text:span text:style-name="T4">Ossi Hirvol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i" fo:country="FI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Kappaleen_20_oletusfontti" style:display-name="Kappaleen oletusfontti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OIMINNANTARKASTUSKERTOMUS</dc:title>
    <meta:initial-creator>Veli-Pekka Manninen</meta:initial-creator>
    <meta:creation-date>2011-11-16T13:38:00</meta:creation-date>
    <dc:date>2023-04-13T18:43:07.865650845</dc:date>
    <meta:editing-cycles>8</meta:editing-cycles>
    <meta:editing-duration>PT12M34S</meta:editing-duration>
    <meta:generator>LibreOffice/7.5.2.2$Linux_X86_64 LibreOffice_project/50$Build-2</meta:generator>
    <meta:document-statistic meta:table-count="0" meta:image-count="0" meta:object-count="0" meta:page-count="1" meta:paragraph-count="9" meta:word-count="107" meta:character-count="1126" meta:non-whitespace-character-count="980"/>
  </office:meta>
</office:document-meta>
</file>